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985af"/>
    </style:style>
    <style:style style:name="P2" style:family="paragraph" style:parent-style-name="Standard">
      <style:text-properties fo:font-weight="normal" officeooo:rsid="000985af" officeooo:paragraph-rsid="000985af" style:font-weight-asian="normal" style:font-weight-complex="normal"/>
    </style:style>
    <style:style style:name="P3" style:family="paragraph" style:parent-style-name="Text_20_body">
      <style:text-properties fo:font-weight="normal" officeooo:paragraph-rsid="000985af" style:font-weight-asian="normal" style:font-weight-complex="normal"/>
    </style:style>
    <style:style style:name="P4" style:family="paragraph" style:parent-style-name="Text_20_body">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1e784"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rength and Weakness:-</text:p>
      <text:p text:style-name="P2"/>
      <text:p text:style-name="P1"><text:span text:style-name="T1">One of my most significant strengths is my </text:span><text:span text:style-name="Strong_20_Emphasis"><text:span text:style-name="T1">analytical thinking</text:span></text:span><text:span text:style-name="T1">. Analytical thinking forms the backbone of domains like consulting and finance, where precision, data-driven reasoning, and structured problem-solving are non-negotiable. For example, during my internship at </text:span><text:span text:style-name="Strong_20_Emphasis"><text:span text:style-name="T1">GE Healthcare</text:span></text:span><text:span text:style-name="T1">, I was tasked with learning and implementing unfamiliar tools such as Docker and Gradle. By leveraging my analytical skills, I quickly understood these technologies and successfully optimized project dependencies and automated builds, ensuring seamless execution. This experience underscores my adaptability to challenging environments and my capability to make informed, impactful decisions—key attributes in any professional setting.</text:span></text:p>
      <text:p text:style-name="Text_20_body"><text:span text:style-name="T1">Another key strength is my </text:span><text:span text:style-name="Strong_20_Emphasis"><text:span text:style-name="T1">resilience</text:span></text:span><text:span text:style-name="T1">. In a professional context, resilience is indispensable in navigating setbacks, adapting to new demands, and driving projects to successful completion. During my internship at </text:span><text:span text:style-name="Strong_20_Emphasis"><text:span text:style-name="T1">HighRadius Private Technologies</text:span></text:span><text:span text:style-name="T1">, I was entrusted with developing a full-stack, AI-enabled fintech cloud application. Despite the steep learning curve involved in designing both frontend and backend components, I remained focused and persistent, ultimately delivering a product that integrated machine learning models with user-friendly UI elements. This experience reflects my ability to embrace challenges, persevere through difficulties, and deliver high-quality outcomes—qualities that are critical for excelling in fast-paced, high-pressure industries such as consulting and finance.</text:span></text:p>
      <text:p text:style-name="P3"/>
      <text:p text:style-name="P4"/>
      <text:p text:style-name="Text_20_body"><text:span text:style-name="T1">While I possess strong problem-solving skills and thrive in small team-based discussions, public speaking in large, high-pressure scenarios has been an area for improvement. For instance, during my academic project presentations like </text:span><text:span text:style-name="Strong_20_Emphasis"><text:span text:style-name="T1">'Prompt Galore'</text:span></text:span><text:span text:style-name="T1">, I often focused more on the technical nuances, occasionally struggling to articulate the broader vision effectively to non-technical audiences. Recognizing the critical role public speaking plays in leadership and consulting, </text:span><text:span text:style-name="T2">I wish to join your institution in order to manage and interact with larger groups of people via workshops and seminars.</text:span><text:span text:style-name="T1"> </text:span></text:p>
      <text:p text:style-name="P4"/>
      <text:p text:style-name="P4">One area I’m working on is my tendency to seek perfection in everything I do. For example, while developing project:- 'Quiz Website,' I often spent additional time refining features and polishing the user interface beyond what was initially required. While this attention to detail often enhances the final output, it sometimes impacts my efficiency and time management. Pursuing higher education at your institution will provide me with structured opportunities to work on collaborative projects and refine my ability to balance perfection with practicality, ensuring timely delivery of results .</text:p>
      <text:p text:style-name="P4"/>
      <text:p text:style-name="P4"/>
      <text:p text:style-name="P4"/>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7T16:09:39.516000000</meta:creation-date>
    <dc:date>2025-01-22T15:47:08.687000000</dc:date>
    <meta:editing-duration>PT21M2S</meta:editing-duration>
    <meta:editing-cycles>5</meta:editing-cycles>
    <meta:generator>LibreOffice/24.2.2.2$Windows_X86_64 LibreOffice_project/d56cc158d8a96260b836f100ef4b4ef25d6f1a01</meta:generator>
    <meta:print-date>2025-01-17T19:03:32.124000000</meta:print-date>
    <meta:document-statistic meta:table-count="0" meta:image-count="0" meta:object-count="0" meta:page-count="1" meta:paragraph-count="5" meta:word-count="377" meta:character-count="2739" meta:non-whitespace-character-count="2368"/>
  </office:meta>
</office:document-meta>
</file>